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    </text:p>
      <text:p text:style-name="P1">CALENDARIO DE EVENTOS</text:p>
      <text:p text:style-name="P1"/>
      <text:p text:style-name="P2"><text:s text:c="2"/>Autores: Juan Santos Martín</text:p>
      <text:p text:style-name="P2"><text:s text:c="16"/>Jose Vicente Angulo Martínez</text:p>
      <text:p text:style-name="Standard"/>
      <text:p text:style-name="Standard"><text:span text:style-name="T1">Descripción de la práctica</text:span></text:p>
      <text:p text:style-name="Standard"><text:line-break/>     La aplicación que hemos pensado hacer como práctica de android es un gestor de actividades, donde se puedan introducir una actividad con su descripción, fecha y hora. La aplicación contaría en principio con dos actividades, una que muestra en pantalla todas las actividades guardadas en el orden temporal en el que estén programadas. Para ello crearemos una vista y una clase  que permita ordenar las actividades en función de sus fechas y horas. La segunda actividad sería una vista para crear o editar una actividad.</text:p>
      <text:p text:style-name="Standard"><text:line-break/>     Como posibles mejoras hemos pensado incluir una actividad que se encargue de notificar que ha llegado la hora de una actividad, y también la inclusión de otro campo en la base de datos, un TEXT, en el que guardar un contacto que esté relacionado con la actividad.</text:p>
      <text:p text:style-name="Standard"/>
      <text:p text:style-name="Standard"><text:span text:style-name="T1">Duración estimada del trabajo</text:span></text:p>
      <text:p text:style-name="Standard"><text:line-break/>     Estimamos que para realizar la parte básica de la aplicación necesitaremos media hora para construir cada vista. y dos hora para escribir el código relacionado con cada actividad. Después, estimamos que las pruebas de la aplicación nos llevarán media hora, y la solución de posibles errores que veamos, si se diese el caso, nos llevará otra hora por cada actividad. Para cada mejora, estimamos que nos llevará otras dos horas implementarlas y probarlas, y otra hora solucionar posibles errores. </text:p>
      <text:p text:style-name="Standard"><text:s text:c="5"/>Así, consideramos que la práctica básica nos llevará alrededor de ocho horas, y la práctica con las mejoras que pensamos hacer unas doce hor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0T22:54:23.94</meta:creation-date>
    <meta:document-statistic meta:table-count="0" meta:image-count="0" meta:object-count="0" meta:page-count="1" meta:paragraph-count="10" meta:word-count="254" meta:character-count="1595"/>
    <dc:date>2012-05-20T23:04:52.44</dc:date>
    <meta:editing-duration>PT10M28S</meta:editing-duration>
    <meta:editing-cycles>1</meta:editing-cycles>
    <meta:generator>OpenOffice.org/3.4$Win32 OpenOffice.org_project/340m1$Build-9590</meta:generator>
  </office:meta>
</office:document-meta>
</file>